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724620FB.png" manifest:media-type="image/png"/>
  <manifest:file-entry manifest:full-path="Pictures/100000000000055600000300680A474B.png" manifest:media-type="image/png"/>
  <manifest:file-entry manifest:full-path="Pictures/1000000000000556000003002B07B811.png" manifest:media-type="image/png"/>
  <manifest:file-entry manifest:full-path="Pictures/10000000000003530000016DFD119240.png" manifest:media-type="image/png"/>
  <manifest:file-entry manifest:full-path="Pictures/100000000000038A000001CF97199592.png" manifest:media-type="image/png"/>
  <manifest:file-entry manifest:full-path="Pictures/100000000000034A00000214E426A861.png" manifest:media-type="image/png"/>
  <manifest:file-entry manifest:full-path="Pictures/1000000000000387000001F2B6404C72.png" manifest:media-type="image/png"/>
  <manifest:file-entry manifest:full-path="Pictures/1000000000000371000001CAE3A2AB2E.png" manifest:media-type="image/png"/>
  <manifest:file-entry manifest:full-path="Pictures/100000000000033B000001CBEA222EC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Image3" text:anchor-type="paragraph" svg:x="0.118cm" svg:y="17.06cm" svg:width="17cm" svg:height="9.435cm" draw:z-index="2"><draw:image xlink:href="Pictures/100000000000033B000001CBEA222EC9.png" xlink:type="simple" xlink:show="embed" xlink:actuate="onLoad"/></draw:frame><draw:frame draw:style-name="fr2" draw:name="Image2" text:anchor-type="paragraph" svg:x="0.176cm" svg:y="8.01cm" svg:width="17cm" svg:height="8.184cm" draw:z-index="1"><draw:image xlink:href="Pictures/1000000000000387000001F2B6404C72.png" xlink:type="simple" xlink:show="embed" xlink:actuate="onLoad"/></draw:frame><draw:frame draw:style-name="fr1" draw:name="Image1" text:anchor-type="paragraph" svg:width="17cm" svg:height="7.052cm" draw:z-index="0"><draw:image xlink:href="Pictures/100000000000034A00000214E426A861.png" xlink:type="simple" xlink:show="embed" xlink:actuate="onLoad"/></draw:frame></text:p>
      <text:p text:style-name="Standard"/>
      <text:p text:style-name="Standard"/>
      <text:p text:style-name="Standard"><draw:frame draw:style-name="fr2" draw:name="Image4" text:anchor-type="paragraph" svg:x="0.443cm" svg:y="-1.339cm" svg:width="17cm" svg:height="7.502cm" draw:z-index="3"><draw:image xlink:href="Pictures/100000000000038A000001CF97199592.png" xlink:type="simple" xlink:show="embed" xlink:actuate="onLoad"/></draw:frame><text:soft-page-break/></text:p>
      <text:p text:style-name="Standard"><draw:frame draw:style-name="fr2" draw:name="Image5" text:anchor-type="paragraph" svg:x="0.411cm" svg:y="0.062cm" svg:width="17cm" svg:height="8.01cm" draw:z-index="4"><draw:image xlink:href="Pictures/1000000000000371000001CAE3A2AB2E.png" xlink:type="simple" xlink:show="embed" xlink:actuate="onLoad"/></draw:frame></text:p>
      <text:p text:style-name="Standard"/>
      <text:p text:style-name="Standard"><draw:frame draw:style-name="fr2" draw:name="Image6" text:anchor-type="paragraph" svg:x="0.587cm" svg:y="0cm" svg:width="17cm" svg:height="9.49cm" draw:z-index="5"><draw:image xlink:href="Pictures/10000000000003530000016DFD119240.png" xlink:type="simple" xlink:show="embed" xlink:actuate="onLoad"/></draw:frame></text:p>
      <text:p text:style-name="Standard"><draw:frame draw:style-name="fr2" draw:name="Image7" text:anchor-type="paragraph" svg:x="0.148cm" svg:y="-0.161cm" svg:width="17cm" svg:height="13.055cm" draw:z-index="6"><draw:image xlink:href="Pictures/100000000000055600000300680A474B.png" xlink:type="simple" xlink:show="embed" xlink:actuate="onLoad"/></draw:frame><draw:frame draw:style-name="fr2" draw:name="Image8" text:anchor-type="paragraph" svg:x="0cm" svg:y="13.511cm" svg:width="17cm" svg:height="13.457cm" draw:z-index="7"><draw:image xlink:href="Pictures/100000000000055600000300724620FB.png" xlink:type="simple" xlink:show="embed" xlink:actuate="onLoad"/></draw:frame><text:soft-page-break/></text:p>
      <text:p text:style-name="Standard"><draw:frame draw:style-name="fr1" draw:name="Image9" text:anchor-type="paragraph" svg:width="17cm" svg:height="9.557cm" draw:z-index="8"><draw:image xlink:href="Pictures/1000000000000556000003002B07B811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6T23:58:03.230729394</meta:creation-date>
    <dc:date>2015-10-07T00:04:00.850195957</dc:date>
    <meta:editing-duration>P0D</meta:editing-duration>
    <meta:editing-cycles>1</meta:editing-cycles>
    <meta:document-statistic meta:table-count="0" meta:image-count="9" meta:object-count="0" meta:page-count="4" meta:paragraph-count="0" meta:word-count="0" meta:character-count="0" meta:non-whitespace-character-count="0"/>
    <meta:generator>LibreOffice/4.2.8.2$Linux_x86 LibreOffice_project/420m0$Build-2</meta:generator>
  </office:meta>
</office:document-meta>
</file>